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80000001E0842F9CCC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mic Sans MS'" style:font-family-generic="script" style:font-pitch="variable" fo:font-size="40pt" style:font-size-asian="40pt" style:font-size-complex="40pt"/>
    </style:style>
    <style:style style:name="P3" style:family="paragraph">
      <style:paragraph-properties fo:text-align="center"/>
      <style:text-properties fo:font-family="jsMath-eufb10" style:font-pitch="variable" fo:font-size="40pt" style:font-size-asian="40pt" style:font-size-complex="40pt"/>
    </style:style>
    <style:style style:name="P4" style:family="paragraph">
      <style:text-properties fo:font-family="'Comic Sans MS'" style:font-family-generic="script" style:font-pitch="variable" fo:font-size="40pt" style:font-size-asian="40pt" style:font-size-complex="40pt"/>
    </style:style>
    <style:style style:name="T1" style:family="text">
      <style:text-properties fo:font-family="'Comic Sans MS'" style:font-family-generic="script" style:font-pitch="variable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7.1cm" svg:height="13.5cm" svg:x="11.2cm" svg:y="1.6cm">
          <text:p text:style-name="P1"><text:span text:style-name="T1">Metasepi Pro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1.2cm" svg:height="8.399cm" svg:x="16.2cm" svg:y="5.401cm">
          <draw:image xlink:href="Pictures/1000000000000280000001E0842F9CCC.jpg" xlink:type="simple" xlink:show="embed" xlink:actuate="onLoad">
            <text:p/>
          </draw:image>
        </draw:frame>
        <draw:custom-shape draw:style-name="gr3" draw:text-style-name="P2" draw:layer="layout" svg:width="5.971cm" svg:height="4.9cm" svg:x="12.3cm" svg:y="8.4cm">
          <text:p text:style-name="P1"><text:span text:style-name="T1">Ajh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3.123cm" svg:height="6.2cm" svg:x="3.277cm" svg:y="4.4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5.971cm" svg:height="4.9cm" svg:x="1.929cm" svg:y="8.4cm">
          <text:p text:style-name="P1"><text:span text:style-name="T1">jh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3.3cm" svg:height="5.9cm" svg:x="3.1cm" svg:y="11.4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4" draw:layer="layout" svg:width="6.772cm" svg:height="2.216cm" svg:x="2.1cm" svg:y="17.384cm">
          <draw:text-box>
            <text:p><text:span text:style-name="T1">Feedback</text:span></text:p>
          </draw:text-box>
        </draw:frame>
        <draw:frame draw:style-name="gr5" draw:text-style-name="P4" draw:layer="layout" svg:width="8.837cm" svg:height="2.216cm" svg:x="2.2cm" svg:y="1.784cm">
          <draw:text-box>
            <text:p><text:span text:style-name="T1">New feat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VL ゴシック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3-12T04:19:31</dc:date>
    <dc:creator>Okabe Kiwamu</dc:creator>
    <meta:editing-duration>PT2H1M27S</meta:editing-duration>
    <meta:editing-cycles>148</meta:editing-cycles>
    <meta:generator>LibreOffice/4.0.1.1$Linux_X86_64 LibreOffice_project/400m0$Build-1</meta:generator>
    <meta:document-statistic meta:object-count="8"/>
  </office:meta>
</office:document-meta>
</file>